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6.588cm" svg:y="3.03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7.731cm" svg:y="5.82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8.747cm" svg:y="3.92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12.049cm" svg:y="3.66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11.668cm" svg:y="6.207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9.509cm" svg:y="7.477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456cm" svg:y1="3.18cm" svg:x2="12.049cm" svg:y2="4.175cm" draw:start-shape="id1" draw:start-glue-point="11" draw:end-shape="id2" svg:d="M7456 3180c3556 0 1260 995 4593 995" svg:viewBox="0 0 4594 996">
          <text:p/>
        </draw:connector>
        <draw:connector draw:style-name="gr2" draw:text-style-name="P3" draw:layer="layout" draw:type="curve" svg:x1="8.747cm" svg:y1="4.429cm" svg:x2="7.604cm" svg:y2="3.54cm" draw:start-shape="id3" draw:start-glue-point="6" draw:end-shape="id1" draw:end-glue-point="10" svg:d="M8747 4429c-856 0-285-889-1143-889" svg:viewBox="0 0 1144 890">
          <text:p/>
        </draw:connector>
        <draw:connector draw:style-name="gr2" draw:text-style-name="P3" draw:layer="layout" draw:type="curve" svg:x1="8.747cm" svg:y1="6.334cm" svg:x2="12.197cm" svg:y2="4.535cm" draw:start-shape="id4" draw:start-glue-point="10" draw:end-shape="id2" draw:end-glue-point="7" svg:d="M8747 6334c2478 0 753-1799 3450-1799" svg:viewBox="0 0 3451 1800">
          <text:p/>
        </draw:connector>
        <draw:connector draw:style-name="gr2" draw:text-style-name="P3" draw:layer="layout" draw:type="curve" svg:x1="9.255cm" svg:y1="4.937cm" svg:x2="8.599cm" svg:y2="5.974cm" draw:start-shape="id3" draw:start-glue-point="8" draw:end-shape="id4" draw:end-glue-point="11" svg:d="M9255 4937c0 692-218 1037-656 1037" svg:viewBox="0 0 657 1038">
          <text:p/>
        </draw:connector>
        <draw:connector draw:style-name="gr2" draw:text-style-name="P3" draw:layer="layout" draw:type="curve" svg:x1="10.377cm" svg:y1="7.625cm" svg:x2="11.816cm" svg:y2="7.075cm" draw:start-shape="id5" draw:start-glue-point="11" draw:end-shape="id6" draw:end-glue-point="7" svg:d="M10377 7625c1080 0 361-550 1439-550" svg:viewBox="0 0 1440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8:01.561476209</meta:creation-date>
    <dc:date>2020-07-17T12:50:23.387200615</dc:date>
    <meta:editing-duration>PT32M21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